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86H26M56.229051S" calcext:value-type="time">
            <text:p>586:2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 lockup &amp; “invincibility” fixe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16H10M55.357S" calcext:value-type="time">
            <text:p>16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8:00:25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4T08:22:44.268000000</dc:date>
    <dc:creator>Benjamin Laws</dc:creator>
    <meta:editing-duration>P24DT16H9M37S</meta:editing-duration>
    <meta:editing-cycles>658</meta:editing-cycles>
    <meta:generator>LibreOffice/7.2.6.2$Windows_X86_64 LibreOffice_project/b0ec3a565991f7569a5a7f5d24fed7f52653d754</meta:generator>
    <meta:document-statistic meta:table-count="2" meta:cell-count="917" meta:object-count="0"/>
  </office:meta>
</office:document-meta>
</file>